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  <style:text-properties officeooo:paragraph-rsid="001889c6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rsid="001889c6" officeooo:paragraph-rsid="001889c6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paragraph-rsid="0018fafb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1a67e4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1d4fa8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1d9db2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1ee48d"/>
    </style:style>
    <style:style style:name="P11" style:family="paragraph" style:parent-style-name="Text_20_body">
      <style:paragraph-properties fo:text-align="justify" style:justify-single-word="false"/>
      <style:text-properties officeooo:paragraph-rsid="0018fafb"/>
    </style:style>
    <style:style style:name="P12" style:family="paragraph" style:parent-style-name="Text_20_body">
      <style:paragraph-properties fo:text-align="justify" style:justify-single-word="false"/>
      <style:text-properties officeooo:paragraph-rsid="000f2105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paragraph-rsid="001d9db2"/>
    </style:style>
    <style:style style:name="P15" style:family="paragraph" style:parent-style-name="Text_20_body">
      <style:paragraph-properties fo:text-align="justify" style:justify-single-word="false"/>
      <style:text-properties officeooo:paragraph-rsid="0016bca6"/>
    </style:style>
    <style:style style:name="P16" style:family="paragraph" style:parent-style-name="Text_20_body">
      <style:paragraph-properties fo:text-align="justify" style:justify-single-word="false"/>
      <style:text-properties officeooo:paragraph-rsid="001a67e4"/>
    </style:style>
    <style:style style:name="P17" style:family="paragraph" style:parent-style-name="Text_20_body">
      <style:paragraph-properties fo:text-align="justify" style:justify-single-word="false"/>
      <style:text-properties officeooo:paragraph-rsid="001d4fa8"/>
    </style:style>
    <style:style style:name="P18" style:family="paragraph" style:parent-style-name="Text_20_body">
      <style:paragraph-properties fo:text-align="justify" style:justify-single-word="false"/>
      <style:text-properties officeooo:paragraph-rsid="0020d01c"/>
    </style:style>
    <style:style style:name="P19" style:family="paragraph" style:parent-style-name="Text_20_body" style:list-style-name="L2">
      <style:paragraph-properties fo:text-align="justify" style:justify-single-word="false"/>
    </style:style>
    <style:style style:name="P20" style:family="paragraph" style:parent-style-name="Text_20_body" style:list-style-name="L3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fo:font-weight="normal" officeooo:paragraph-rsid="000f2105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officeooo:rsid="001ee48d" officeooo:paragraph-rsid="001ee48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4407" style:font-weight-asian="normal" style:font-weight-complex="normal"/>
    </style:style>
    <style:style style:name="T3" style:family="text">
      <style:text-properties fo:font-weight="normal" officeooo:rsid="0020d01c" style:font-weight-asian="normal" style:font-weight-complex="normal"/>
    </style:style>
    <style:style style:name="T4" style:family="text">
      <style:text-properties style:font-name="Liberation Serif" fo:font-size="12pt" fo:font-weight="bold" officeooo:rsid="000ac096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officeooo:rsid="000ac096" style:font-size-asian="12pt" style:font-size-complex="12pt"/>
    </style:style>
    <style:style style:name="T6" style:family="text">
      <style:text-properties style:font-name="Liberation Serif" fo:font-size="12pt" officeooo:rsid="001bd2d1" style:font-size-asian="12pt" style:font-size-complex="12pt"/>
    </style:style>
    <style:style style:name="T7" style:family="text">
      <style:text-properties style:font-name="Liberation Serif" fo:font-size="12pt" officeooo:rsid="0016bca6" style:font-size-asian="12pt" style:font-size-complex="12pt"/>
    </style:style>
    <style:style style:name="T8" style:family="text">
      <style:text-properties style:font-name="Liberation Serif" fo:font-size="12pt" officeooo:rsid="001d9db2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officeooo:rsid="001a67e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d4fa8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a67e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99f2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bd2d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d4fa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d9db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ee48d" style:font-style-asian="normal" style:font-weight-asian="normal" style:font-style-complex="normal" style:font-weight-complex="normal"/>
    </style:style>
    <style:style style:name="T20" style:family="text">
      <style:text-properties officeooo:rsid="0016bca6"/>
    </style:style>
    <style:style style:name="T21" style:family="text">
      <style:text-properties officeooo:rsid="001889c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0d01c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balho L.P.O.O. (SOLID)</text:h>
      <text:h text:style-name="P4" text:outline-level="3">Nome: Rafael Alves Faria</text:h>
      <text:h text:style-name="P2" text:outline-level="2">Resumo</text:h>
      <text:p text:style-name="P13">O presente trabalho tem o intuito de apresentar e explicar os cinco princípios de boas práticas da programação orientada a objetos e de design de código, conhecidos pelo<text:span text:style-name="T1"> acrônimo </text:span><text:span text:style-name="Strong_20_Emphasis"><text:span text:style-name="T1">SOLID</text:span></text:span><text:span text:style-name="T1">.</text:span></text:p>
      <text:p text:style-name="P13"><text:span text:style-name="Strong_20_Emphasis">Palavras-chave:</text:span> Programação Orientada a Objetos, SOLID, Boas Práticas, Design de Código.</text:p>
      <text:h text:style-name="P2" text:outline-level="2">Introdução</text:h>
      <text:p text:style-name="P13">SOLID é um acrônimo criado por Michael Feathers, com o intuito de reunir os cinco princípios de programação orientada a objetos e de design de código propostos por Robert C. Martin (Uncle Bob), apresentados no artigo <text:span text:style-name="Emphasis">“The Principles of OOD”</text:span>.</text:p>
      <text:p text:style-name="P13">Esses princípios ajudam o programador a desenvolver um código mais limpo, organizado e sustentável, destacando a separação de responsabilidades, diminuindo o acoplamento, facilitando a manutenção e promovendo o reaproveitamento do código.</text:p>
      <text:h text:style-name="P2" text:outline-level="2">Princípios do SOLID</text:h>
      <text:h text:style-name="P4" text:outline-level="3">1. Single Responsibility Principle (Princípio da Responsabilidade Única)</text:h>
      <text:p text:style-name="P13">Esse princípio afirma que u<text:span text:style-name="T1">ma classe deve ter apenas </text:span><text:span text:style-name="Strong_20_Emphasis"><text:span text:style-name="T1">uma responsabilidade</text:span></text:span><text:span text:style-name="T1">. Quando atribuímos muitas funções a uma mesma classe, criamos as chamadas </text:span><text:span text:style-name="Emphasis"><text:span text:style-name="T1">God Classes</text:span></text:span><text:span text:style-name="T1"> (classes que concentram responsabilidades demais).</text:span></text:p>
      <text:p text:style-name="P13">Isso pode parecer conveniente no início, mas no futuro dificulta a manutenção, pois qualquer alteração em um ponto pode gerar problemas em outros. Ao manter apenas uma responsabilidade por classe, o código se torna mais limpo, modular e de lógica mais harmônica.</text:p>
      <text:h text:style-name="P4" text:outline-level="3">2. Open-Closed Principle (Princípio Aberto-Fechado)</text:h>
      <text:p text:style-name="P13">Segundo esse princípio, entidades de software (classes, mó<text:span text:style-name="T1">dulos, funções) devem estar </text:span><text:span text:style-name="Strong_20_Emphasis"><text:span text:style-name="T1">abertas para extensão, mas fechadas para modificação</text:span></text:span><text:span text:style-name="T1">.</text:span></text:p>
      <text:p text:style-name="P13"><text:span text:style-name="T1">Isso significa que, ao adicionar novas funcionalidades, o id</text:span>eal é estender o código existente em vez de reescrevê-lo, evitando que alterações prejudiquem partes já estáveis do sistema.</text:p>
      <text:p text:style-name="P13">Uncle Bob aconselha: <text:span text:style-name="Emphasis">“Separe o comportamento extensível por trás de uma interface e inverta as dependências.”</text:span> Ou seja, boas abstrações tornam o código preparado para evoluções futuras sem quebrar o que já funciona.</text:p>
      <text:h text:style-name="P4" text:outline-level="3">3. Liskov Substitution Principle (Princípio da Substituição de Liskov)</text:h>
      <text:p text:style-name="P13">Definido por Barbara Liskov em 1987, esse princípio estabelece que<text:span text:style-name="T1"> </text:span><text:span text:style-name="Strong_20_Emphasis"><text:span text:style-name="T1">uma classe derivada deve poder substituir sua classe base sem alterar o funcionamento do programa</text:span></text:span><text:span text:style-name="T1">.</text:span></text:p>
      <text:p text:style-name="P13"><text:soft-page-break/>Em resumo: <text:span text:style-name="Emphasis">“Se S é subtipo de T, então objetos do tipo T podem ser substituídos por objetos do tipo S sem afetar o programa.”</text:span></text:p>
      <text:p text:style-name="P13">Erros comuns que violam esse princípio incluem sobrescrever métodos de forma inadequada, lançar exceções inesperadas ou retornar valores que não fazem sentido em relação à classe base. Esses problemas podem ser evitados com uma boa estrutura de código e, muitas vezes, com o uso de injeção de dependência.</text:p>
      <text:h text:style-name="P4" text:outline-level="3">4. Interface Segregation Principle (Princípio da Segregação da Interface)</text:h>
      <text:p text:style-name="P13">Esse princípio afirma que <text:span text:style-name="Strong_20_Emphasis"><text:span text:style-name="T1">nenhuma classe deve ser forçada a implementar métodos que não utiliza</text:span></text:span><text:span text:style-name="T1">.</text:span></text:p>
      <text:p text:style-name="P13">Em vez de criar interfaces genéricas e extensas, é melhor dividir em interfaces menores e específicas.</text:p>
      <text:h text:style-name="P4" text:outline-level="3">5. Dependency Inversion Principle (Princípio da Inversão da Dependência)</text:h>
      <text:p text:style-name="P13">Esse princípio pode ser resumido nas palavras de Uncle Bob:</text:p>
      <text:list text:style-name="L2">
        <text:list-item>
          <text:p text:style-name="P19">Módulos de alto nível não devem depender de módulos de baixo nível. Ambos devem depender de abstrações.</text:p>
        </text:list-item>
        <text:list-item>
          <text:p text:style-name="P19">Abstrações não devem depender de detalhes. Detalhes devem depender de abstrações.</text:p>
        </text:list-item>
      </text:list>
      <text:p text:style-name="P13">Ou seja, em vez de progra<text:span text:style-name="T1">mar diretamente para implementações concretas, devemos programar para </text:span><text:span text:style-name="Strong_20_Emphasis"><text:span text:style-name="T1">interfaces e abstrações</text:span></text:span><text:span text:style-name="T1">, garantindo maior flexibilidade.</text:span></text:p>
      <text:p text:style-name="P13"><text:span text:style-name="T1">É importante não confundir esse princípio com </text:span><text:span text:style-name="Strong_20_Emphasis"><text:span text:style-name="T1">Injeção de Dependência</text:span></text:span><text:span text:style-name="T1">:</text:span></text:p>
      <text:list text:style-name="L3">
        <text:list-item>
          <text:p text:style-name="P20"><text:span text:style-name="T1">O </text:span><text:span text:style-name="Strong_20_Emphasis"><text:span text:style-name="T1">Princípio da Inversão de Dependência</text:span></text:span><text:span text:style-name="T1"> é um conceito de design, que orienta a depender de abstrações.</text:span></text:p>
        </text:list-item>
        <text:list-item>
          <text:p text:style-name="P20"><text:span text:style-name="T1">A </text:span><text:span text:style-name="Strong_20_Emphasis"><text:span text:style-name="T1">Injeção de Dependência</text:span></text:span><text:span text:style-name="T1"> é um padrão de implementação que transfere a criação de objetos para uma e</text:span>ntidade externa.</text:p>
        </text:list-item>
      </text:list>
      <text:h text:style-name="P2" text:outline-level="2">Conclusão</text:h>
      <text:p text:style-name="P13">Seguindo os princípios do SOLID, o programador consegue produzir softwares mais robustos, escaláveis e flexíveis, facilitando futuras manutenções e implementações. Esses conceitos ajudam a evitar problemas comuns de acoplamento excessivo, tornando o código mais limpo e de fácil evolução.</text:p>
      <text:h text:style-name="P2" text:outline-level="2">Referências</text:h>
      <text:p text:style-name="P13">PAIXÃO, João Roberto da. <text:span text:style-name="Emphasis">O que é SOLID: o guia completo para você entender os 5 princípios da POO</text:span>. Medium, 6 jan. 2019. Disponível em: <text:a xlink:type="simple" xlink:href="https://medium.com/desenvolvendo-com-paixao/o-que-é-solid-o-guia-completo-para-você-entender-os-5-princípios-da-poo-2b937b3fc530?utm_source=chatgpt.com" office:target-frame-name="_new" xlink:show="replace" text:style-name="Internet_20_link" text:visited-style-name="Visited_20_Internet_20_Link">https://medium.com/desenvolvendo-com-paixao/o-que-%C3%A9-solid-o-guia-completo-para-voc%C3%AA-entender-os-5-princ%C3%ADpios-da-poo-2b937b3fc530</text:a>. Acesso em: 3 set. 2025.</text:p>
      <text:p text:style-name="P13">“Uncle Bob”. <text:span text:style-name="Emphasis">The OLD Object Mentor blog site</text:span>. Disponível em: <text:a xlink:type="simple" xlink:href="http://butunclebob.com/?utm_source=chatgpt.com" office:target-frame-name="_new" xlink:show="replace" text:style-name="Internet_20_link" text:visited-style-name="Visited_20_Internet_20_Link">http://butunclebob.com/</text:a>. Acesso em: 4 set. 2025.</text:p>
      <text:p text:style-name="P13"><text:soft-page-break/>TADEU, Armando. <text:span text:style-name="Emphasis">Como funciona a Injeção de Dependências no Spring</text:span>. Algaworks, 3 mar. 2021. Disponível em: <text:a xlink:type="simple" xlink:href="https://blog.algaworks.com/injecao-de-dependencias-spring/?utm_source=chatgpt.com" office:target-frame-name="_new" xlink:show="replace" text:style-name="Internet_20_link" text:visited-style-name="Visited_20_Internet_20_Link">https://blog.algaworks.com/injecao-de-dependencias-spring/</text:a>. Acesso em: 4 set. 2025.</text:p>
      <text:p text:style-name="P1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21:45:58.000811678</meta:creation-date>
    <dc:date>2025-09-04T17:13:46.184405480</dc:date>
    <meta:editing-duration>PT44M33S</meta:editing-duration>
    <meta:editing-cycles>5</meta:editing-cycles>
    <meta:generator>LibreOffice/24.2.7.2$Linux_X86_64 LibreOffice_project/420$Build-2</meta:generator>
    <meta:print-date>2025-08-30T07:42:29.989667380</meta:print-date>
    <meta:printed-by>Arquivos PDF</meta:printed-by>
    <meta:document-statistic meta:table-count="0" meta:image-count="0" meta:object-count="0" meta:page-count="3" meta:paragraph-count="37" meta:word-count="659" meta:character-count="4570" meta:non-whitespace-character-count="3952"/>
  </office:meta>
</office:document-meta>
</file>